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1" svg:font-family="Calibri"/>
    <style:font-face style:name="Droid Sans Mono" svg:font-family="'Droid Sans Mono', monospace, monospac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style:use-window-font-color="true" style:font-name="Calibri1" fo:font-size="11pt" fo:font-weight="normal" officeooo:paragraph-rsid="00187b1f"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1pt" fo:font-weight="normal" officeooo:paragraph-rsid="00187b1f" fo:background-color="transparent"/>
    </style:style>
    <style:style style:name="P5" style:family="paragraph" style:parent-style-name="Standard">
      <style:paragraph-properties fo:line-height="100%" fo:text-align="start" style:justify-single-word="false"/>
      <style:text-properties style:use-window-font-color="true" style:font-name="Calibri1" fo:font-size="11pt" fo:font-weight="normal" officeooo:rsid="00187b1f" officeooo:paragraph-rsid="00187b1f" fo:background-color="transparent"/>
    </style:style>
    <style:style style:name="P6" style:family="paragraph" style:parent-style-name="Standard">
      <style:paragraph-properties fo:line-height="100%" fo:text-align="start" style:justify-single-word="false"/>
    </style:style>
    <style:style style:name="P7" style:family="paragraph" style:parent-style-name="Standard">
      <style:paragraph-properties fo:line-height="100%" fo:text-align="start" style:justify-single-word="false"/>
      <style:text-properties officeooo:paragraph-rsid="00187b1f"/>
    </style:style>
    <style:style style:name="P8" style:family="paragraph" style:parent-style-name="Standard">
      <style:paragraph-properties fo:line-height="100%" fo:text-align="start" style:justify-single-word="false"/>
      <style:text-properties officeooo:paragraph-rsid="001c05a5"/>
    </style:style>
    <style:style style:name="P9" style:family="paragraph" style:parent-style-name="Standard">
      <style:paragraph-properties fo:line-height="100%" fo:text-align="start" style:justify-single-word="false"/>
      <style:text-properties officeooo:paragraph-rsid="001c4a36"/>
    </style:style>
    <style:style style:name="P10" style:family="paragraph" style:parent-style-name="Standard">
      <style:paragraph-properties fo:margin-left="0.0138in" fo:margin-right="0.0693in" fo:line-height="120%" fo:text-align="justify" style:justify-single-word="false" fo:text-indent="0in" style:auto-text-indent="false"/>
      <style:text-properties style:use-window-font-color="true" style:font-name="Arial" fo:font-size="12pt" fo:font-weight="bold" fo:background-color="transparent" style:font-name-asian="Arial" style:font-name-complex="Arial"/>
    </style:style>
    <style:style style:name="P11" style:family="paragraph" style:parent-style-name="Standard">
      <style:paragraph-properties fo:margin-left="0.0138in" fo:margin-right="0.0693in" fo:line-height="120%" fo:text-align="justify" style:justify-single-word="false" fo:text-indent="0in" style:auto-text-indent="false"/>
      <style:text-properties style:use-window-font-color="true" style:font-name="Arial" fo:font-size="12pt" fo:font-weight="normal" fo:background-color="transparent" style:font-name-asian="Arial" style:font-name-complex="Arial"/>
    </style:style>
    <style:style style:name="P12" style:family="paragraph" style:parent-style-name="Standard">
      <style:paragraph-properties fo:margin-left="0.0138in" fo:margin-right="0.0693in" fo:line-height="120%" fo:text-align="justify" style:justify-single-word="false" fo:text-indent="0in" style:auto-text-indent="false"/>
      <style:text-properties style:use-window-font-color="true" style:font-name="Arial" fo:font-size="12pt" fo:font-weight="normal" fo:background-color="#ffff00" style:font-name-asian="Arial" style:font-name-complex="Arial"/>
    </style:style>
    <style:style style:name="P13" style:family="paragraph" style:parent-style-name="Standard">
      <style:paragraph-properties fo:margin-left="0.0138in" fo:margin-right="0.0693in" fo:line-height="120%" fo:text-align="justify"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paragraph-properties fo:margin-left="0.0138in" fo:margin-right="0.0693in" fo:line-height="120%" fo:text-align="justify" style:justify-single-word="false" fo:text-indent="0in" style:auto-text-indent="false"/>
      <style:text-properties style:use-window-font-color="true" style:font-name="Calibri1" fo:font-size="11pt" fo:font-weight="normal" officeooo:paragraph-rsid="00187b1f" fo:background-color="transparent"/>
    </style:style>
    <style:style style:name="P15" style:family="paragraph" style:parent-style-name="Standard">
      <style:paragraph-properties fo:margin-left="0.0138in" fo:margin-right="0.0693in" fo:line-height="120%" fo:text-align="justify" style:justify-single-word="false" fo:text-indent="0in" style:auto-text-indent="false"/>
      <style:text-properties officeooo:paragraph-rsid="00187b1f"/>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style:use-window-font-color="true" style:font-name="Calibri1" fo:font-size="11pt" fo:font-weight="normal" officeooo:rsid="00187b1f" fo:background-color="transparent" loext:char-shading-value="0" style:font-name-asian="Calibri1" style:font-name-complex="Calibri1"/>
    </style:style>
    <style:style style:name="T3" style:family="text">
      <style:text-properties style:use-window-font-color="true" style:font-name="Calibri1" fo:font-size="11pt" fo:font-weight="normal" officeooo:rsid="001c05a5" fo:background-color="transparent" loext:char-shading-value="0" style:font-name-asian="Calibri1" style:font-name-complex="Calibri1"/>
    </style:style>
    <style:style style:name="T4" style:family="text">
      <style:text-properties style:use-window-font-color="true" style:font-name="Calibri1" fo:font-size="11pt" fo:font-weight="normal" officeooo:rsid="001a6122" fo:background-color="transparent" loext:char-shading-value="0" style:font-name-asian="Calibri1" style:font-name-complex="Calibri1"/>
    </style:style>
    <style:style style:name="T5" style:family="text">
      <style:text-properties style:use-window-font-color="true" style:font-name="Calibri1" fo:font-size="11pt" fo:font-weight="normal" officeooo:rsid="001c4a36" fo:background-color="transparent" loext:char-shading-value="0" style:font-name-asian="Calibri1" style:font-name-complex="Calibri1"/>
    </style:style>
    <style:style style:name="T6" style:family="text">
      <style:text-properties style:use-window-font-color="true" style:font-name="Calibri1" fo:font-size="11pt" fo:font-weight="normal" officeooo:rsid="001d00bd" fo:background-color="transparent" loext:char-shading-value="0" style:font-name-asian="Calibri1" style:font-name-complex="Calibri1"/>
    </style:style>
    <style:style style:name="T7" style:family="text">
      <style:text-properties style:use-window-font-color="true" style:font-name="Arial" fo:font-size="12pt" fo:font-weight="normal" fo:background-color="transparent" loext:char-shading-value="0" style:font-name-asian="Arial" style:font-name-complex="Arial"/>
    </style:style>
    <style:style style:name="T8" style:family="text">
      <style:text-properties style:use-window-font-color="true" style:font-name="Arial" fo:font-size="12pt" fo:font-weight="normal" officeooo:rsid="00187b1f" fo:background-color="transparent" loext:char-shading-value="0" style:font-name-asian="Arial" style:font-name-complex="Arial"/>
    </style:style>
    <style:style style:name="T9" style:family="text">
      <style:text-properties officeooo:rsid="00187b1f"/>
    </style:style>
    <style:style style:name="T10" style:family="text">
      <style:text-properties style:font-name-asian="Calibri1" style:font-name-complex="Calibri1"/>
    </style:style>
    <style:style style:name="T11" style:family="text">
      <style:text-properties officeooo:rsid="00187b1f" style:font-name-asian="Calibri1" style:font-name-complex="Calibri1"/>
    </style:style>
    <style:style style:name="T12" style:family="text">
      <style:text-properties officeooo:rsid="001a6122"/>
    </style:style>
    <style:style style:name="T13" style:family="text">
      <style:text-properties officeooo:rsid="001c05a5"/>
    </style:style>
    <style:style style:name="T14" style:family="text">
      <style:text-properties officeooo:rsid="001c4a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0">Business Scenario : Real Estate</text:p>
      <text:p text:style-name="P13"/>
      <text:p text:style-name="P13"/>
      <text:p text:style-name="P15"><text:span text:style-name="T7">In the context of this work, a Panorama Real Estate Agency business was modeled which has </text:span><text:span text:style-name="T8">2</text:span><text:span text:style-name="T7"> branches </text:span><text:span text:style-name="T8">with addresses "15 Merarchias Street, Kastoria, Greece", "Agiou Dimitriou Street, Kastoria, Greece"</text:span><text:span text:style-name="T7">, and simulated based on the features of Object Oriented Programming. In summary, the scenario is as follows: There are 4 types of users that inherit from the User class (as their parent class): agents, owners and </text:span><text:span text:style-name="T8">clients</text:span><text:span text:style-name="T7"> and a Manager. The agent is the one who takes over from the owner of the property to sell or rent it. The owner sells or rents the property. The </text:span><text:span text:style-name="T8">client</text:span><text:span text:style-name="T7"> is the one who decides whether to rent or buy a property. The manager is the one who manages the profit records of all the baranches and the profits of the individual agents </text:span><text:span text:style-name="T8">and set the commission rate of agency and profit percentage of gents</text:span><text:span text:style-name="T7">. </text:span></text:p>
      <text:p text:style-name="P13"/>
      <text:p text:style-name="P12">Below is the detailed class diagram of the business scenario:</text:p>
      <text:p text:style-name="P13"/>
      <text:p text:style-name="P11">After the modeling was done, we proceeded to a simulation of a realistic operating scenario:</text:p>
      <text:p text:style-name="P13"/>
      <text:p text:style-name="P14"><text:span text:style-name="T10">1. </text:span><text:span text:style-name="T11">The function makeInitialData() is called which is responsible for creating all the data required in this business model. </text:span><text:span text:style-name="T10">A Panorama Real Estate Agency is created and A manger is created with name “</text:span><text:span text:style-name="T11">Stavours Stavrou”</text:span><text:span text:style-name="T10">.</text:span></text:p>
      <text:p text:style-name="P2"/>
      <text:p text:style-name="P4"><text:span text:style-name="T11">2. Three Owners are created with names "Giorgos Giorgou", "Petros Petrou", "Maria Mariou". The owners are registered with the 2 branches.</text:span></text:p>
      <text:p text:style-name="P4"><text:span text:style-name="T11"/></text:p>
      <text:p text:style-name="P5"><text:span text:style-name="T10">3. Five properties are created at different locations and of different sizes and assigned to the branches and owners who own them.</text:span></text:p>
      <text:p text:style-name="P5"><text:span text:style-name="T10"/></text:p>
      <text:p text:style-name="P5"><text:span text:style-name="T10">4. Three Agents are created with names “Katerina Katerinou", “Fwths Fwtiou” and “Achilleas”. The agents are assigned to the available properties at random. Some properties are sold some are rented and some are available to he clients.</text:span></text:p>
      <text:p text:style-name="P2"/>
      <text:p text:style-name="P2">5. The User is given 6 Options :</text:p>
      <text:p text:style-name="P2"/>
      <text:p text:style-name="P3"><text:span text:style-name="T9"><text:tab/>i</text:span>- Select Branch: </text:p>
      <text:p text:style-name="P3"><text:tab/></text:p>
      <text:p text:style-name="P7"><text:span text:style-name="T1"><text:tab/><text:tab/>User can select any branch from the </text:span><text:span text:style-name="T2">availabe</text:span><text:span text:style-name="T1"> </text:span><text:span text:style-name="T2">branches </text:span><text:span text:style-name="T1">to process all of the </text:span><text:span text:style-name="T2">below </text:span><text:span text:style-name="T1">mentioned options on each branch seperatly. </text:span></text:p>
      <text:p text:style-name="P2"/>
      <text:p text:style-name="P2"><text:tab/> i<text:span text:style-name="T13">i</text:span>- Owner part: </text:p>
      <text:p text:style-name="P2"/>
      <text:p text:style-name="P2"><text:tab/><text:tab/>Inside Owner Part, a list of registered owners <text:span text:style-name="T12">to selected branch </text:span>is shown. <text:span text:style-name="T12">User can select any owner.</text:span></text:p>
      <text:p text:style-name="P2"/>
      <text:p text:style-name="P2"><text:tab/><text:tab/><text:span text:style-name="T13">When an owner is slected, user can add a new property to that owner, can change prices of the current properties, assign his owned properties to any agent of selected branch, view his owned properties, view his sold/rented properties, view ths profit he made by selling and renting number of properties, and press <text:s/>7 to go back.</text:span></text:p>
      <text:p text:style-name="P2"><text:soft-page-break/></text:p>
      <text:p text:style-name="P2"><text:tab/><text:span text:style-name="T13">i</text:span>ii- Agent Part: </text:p>
      <text:p text:style-name="P2"><text:tab/></text:p>
      <text:p text:style-name="P2"><text:s/></text:p>
      <text:p text:style-name="P8"><text:span text:style-name="T1"><text:tab/><text:tab/>Inside </text:span><text:span text:style-name="T5">Agent</text:span><text:span text:style-name="T1"> Part, a list of registered </text:span><text:span text:style-name="T3">agents</text:span><text:span text:style-name="T1"> </text:span><text:span text:style-name="T5">with</text:span><text:span text:style-name="T4"> selected branch </text:span><text:span text:style-name="T1">is shown. </text:span><text:span text:style-name="T4">User can select any </text:span><text:span text:style-name="T3">agent</text:span><text:span text:style-name="T4">.</text:span></text:p>
      <text:p text:style-name="P2"/>
      <text:p text:style-name="P2"><text:tab/><text:tab/><text:span text:style-name="T13">After selecting an agent, user can view the sales and rental reports of the properties of that agent of selected branch, and user can view his own profit details calculated based on the profit percentage and prices of the sold/rented properties. User can enter 3 to go back.</text:span></text:p>
      <text:p text:style-name="P2"/>
      <text:p text:style-name="P1"><text:span text:style-name="T1"><text:tab/>i</text:span><text:span text:style-name="T3">v</text:span><text:span text:style-name="T1">- </text:span><text:span text:style-name="T5">Client</text:span><text:span text:style-name="T1"> Part:</text:span></text:p>
      <text:p text:style-name="P2"><text:tab/><text:tab/></text:p>
      <text:p text:style-name="P9"><text:span text:style-name="T1"><text:tab/><text:tab/>Inside </text:span><text:span text:style-name="T5">Client </text:span><text:span text:style-name="T1">Part, a list of registered </text:span><text:span text:style-name="T5">clients with</text:span><text:span text:style-name="T4"> selected branch </text:span><text:span text:style-name="T1">is shown. </text:span><text:span text:style-name="T4">User can select any </text:span><text:span text:style-name="T5">client</text:span><text:span text:style-name="T4">.</text:span></text:p>
      <text:p text:style-name="P2"/>
      <text:p text:style-name="P2"><text:tab/><text:tab/><text:span text:style-name="T14">After selecting a client, user can set the price range, or number of rooms range and view the available properties of all the agents in the selected branch. User can buy any property, rent any property, can view his purchased and rented properties. And press 7 to go back.</text:span></text:p>
      <text:p text:style-name="P2"/>
      <text:p text:style-name="P2"><text:tab/>v- Manager Part: </text:p>
      <text:p text:style-name="P2"/>
      <text:p text:style-name="P2"><text:tab/><text:tab/>Inside Manager Part the user is given <text:span text:style-name="T14">5</text:span> options, </text:p>
      <text:p text:style-name="P9"><text:span text:style-name="T1"><text:tab/><text:tab/></text:span><text:span text:style-name="T5">The manager can view the report of all the branches commissions based on the number of sold/rented properties and the commission rate per property. He can view the profits of all the agents based on profit rate and prices of sold/rented properties. Manager can set the commission rate per property of the agency and the manager can set the profit percentage for the agents. </text:span><text:span text:style-name="T6">User can enter 5 to go back.</text:span></text:p>
      <text:p text:style-name="P2"><text:tab/></text:p>
      <text:p text:style-name="P2"/>
      <text:p text:style-name="P2"><text:tab/>vi- User can press 6 to exit the application.</text:p>
      <text:p text:style-name="P2"><text:tab/><text:tab/><text:tab/></text:p>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1" svg:font-family="Calibri"/>
    <style:font-face style:name="Droid Sans Mono" svg:font-family="'Droid Sans Mono', monospace, monospac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4-15T16:23:28.904339880</dc:date>
    <meta:editing-duration>PT25M54S</meta:editing-duration>
    <meta:editing-cycles>5</meta:editing-cycles>
    <meta:generator>LibreOffice/6.4.7.2$Linux_X86_64 LibreOffice_project/40$Build-2</meta:generator>
    <meta:document-statistic meta:table-count="0" meta:image-count="0" meta:object-count="0" meta:page-count="2" meta:paragraph-count="30" meta:word-count="629" meta:character-count="3680" meta:non-whitespace-character-count="3033"/>
  </office:meta>
</office:document-meta>
</file>